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la ne devait pourtant pas être bien compliqué. Palema n'avait peut-être pas la taille d'une mégalopole telle que New York, mais c'était tout de même une ville aux proportions raisonnab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é </meta:initial-creator>
    <meta:creation-date>2017-04-01T22:40:04.30</meta:creation-date>
    <dc:date>2017-04-02T01:15:42.64</dc:date>
    <dc:creator>Thoé </dc:creator>
    <meta:editing-duration>PT2H35M51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1" meta:word-count="30" meta:character-count="191"/>
  </office:meta>
</office:document-meta>
</file>